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6db52" officeooo:paragraph-rsid="0016db52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1a0257" officeooo:paragraph-rsid="001a0257"/>
    </style:style>
    <style:style style:name="P4" style:family="paragraph" style:parent-style-name="Text_20_body" style:list-style-name="L1">
      <style:text-properties officeooo:rsid="001b2bfe" officeooo:paragraph-rsid="001b2bfe"/>
    </style:style>
    <style:style style:name="P5" style:family="paragraph" style:parent-style-name="Text_20_body" style:list-style-name="L1">
      <style:text-properties officeooo:rsid="001c7e11" officeooo:paragraph-rsid="001c7e11"/>
    </style:style>
    <style:style style:name="P6" style:family="paragraph" style:parent-style-name="Text_20_body" style:list-style-name="L1">
      <style:text-properties officeooo:rsid="001e08e2" officeooo:paragraph-rsid="001e08e2"/>
    </style:style>
    <style:style style:name="T1" style:family="text">
      <style:text-properties officeooo:rsid="00179b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docs-internal-guid-8016dd54-b6aa-a282-6e0a-224b175c80401"/>Agenda Meeting 24.02.2015</text:h>
      <text:p text:style-name="Standard">Course<text:tab/><text:tab/>: Embedded Systems</text:p>
      <text:p text:style-name="P1">Group<text:tab/><text:tab/>: 16</text:p>
      <text:p text:style-name="Standard">President<text:tab/>: <text:span text:style-name="T1">Rolf</text:span></text:p>
      <text:p text:style-name="Text_20_body">Secretary<text:tab/>: <text:span text:style-name="T1">Maarten</text:span></text:p>
      <text:list xml:id="list150861494403867954" text:style-name="L1">
        <text:list-item>
          <text:p text:style-name="P2">Opening</text:p>
        </text:list-item>
        <text:list-item>
          <text:p text:style-name="P2">Attendance</text:p>
        </text:list-item>
        <text:list-item>
          <text:p text:style-name="P2">Feedback on Abstracts</text:p>
          <text:list>
            <text:list-item>
              <text:p text:style-name="P5">Last week abstracts written by Rolf</text:p>
            </text:list-item>
          </text:list>
        </text:list-item>
        <text:list-item>
          <text:p text:style-name="P2">Status: Machine Design &amp; Presentation</text:p>
          <text:list>
            <text:list-item>
              <text:p text:style-name="P4">Machine Design: just started</text:p>
            </text:list-item>
            <text:list-item>
              <text:p text:style-name="P4">Presentation: Dat, Tudor &amp; Maarten</text:p>
            </text:list-item>
          </text:list>
        </text:list-item>
        <text:list-item>
          <text:p text:style-name="P2">Questions</text:p>
          <text:list>
            <text:list-item>
              <text:p text:style-name="P3">How specific do the use-cases have to be? Examples:</text:p>
              <text:list>
                <text:list-item>
                  <text:p text:style-name="P3">The machine sorts one disk</text:p>
                </text:list-item>
                <text:list-item>
                  <text:p text:style-name="P3">The “ABORT” button is pressed after one disk</text:p>
                </text:list-item>
                <text:list-item>
                  <text:p text:style-name="P6">More?</text:p>
                </text:list-item>
              </text:list>
            </text:list-item>
          </text:list>
        </text:list-item>
        <text:list-item>
          <text:p text:style-name="P2">End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4:39:32.325470396</meta:creation-date>
    <dc:date>2015-02-24T10:16:49.584903503</dc:date>
    <meta:editing-duration>PT1H17M20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1" meta:paragraph-count="18" meta:word-count="79" meta:character-count="436" meta:non-whitespace-character-count="386"/>
  </office:meta>
</office:document-meta>
</file>